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youtu.be/PhI784PAWI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22:03:27.219823049</meta:creation-date>
    <dc:date>2022-10-25T22:03:46.326688002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28" meta:non-whitespace-character-count="28"/>
    <meta:generator>LibreOffice/7.3.6.2$Linux_X86_64 LibreOffice_project/30$Build-2</meta:generator>
  </office:meta>
</office:document-meta>
</file>